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28.9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7.87mm"/>
    </style:style>
    <style:style style:name="co7" style:family="table-column">
      <style:table-column-properties fo:break-before="auto" style:column-width="47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6.88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10.05mm" fo:break-before="auto" style:use-optimal-row-height="false"/>
    </style:style>
    <style:style style:name="ro12" style:family="table-row">
      <style:table-row-properties style:row-height="14.82mm" fo:break-before="auto" style:use-optimal-row-height="true"/>
    </style:style>
    <style:style style:name="ro13" style:family="table-row">
      <style:table-row-properties style:row-height="10.85mm" fo:break-before="auto" style:use-optimal-row-height="false"/>
    </style:style>
    <style:style style:name="ro14" style:family="table-row">
      <style:table-row-properties style:row-height="16.4mm" fo:break-before="auto" style:use-optimal-row-height="false"/>
    </style:style>
    <style:style style:name="ro15" style:family="table-row">
      <style:table-row-properties style:row-height="14.29mm" fo:break-before="auto" style:use-optimal-row-height="false"/>
    </style:style>
    <style:style style:name="ro16" style:family="table-row">
      <style:table-row-properties style:row-height="14.73mm" fo:break-before="auto" style:use-optimal-row-height="true"/>
    </style:style>
    <style:style style:name="ro17" style:family="table-row">
      <style:table-row-properties style:row-height="15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lanilha1">
      <style:table-properties table:display="true" style:writing-mode="lr-tb"/>
    </style:style>
    <style:style style:name="ce1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Linked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e2ef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2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Excel_20_Built-in_20_Linked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86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double-thin #000000" style:border-line-width="0.18mm 0.26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Excel_20_Built-in_20_Check_20_Cell" style:data-style-name="N0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Excel_20_Built-in_20_Check_20_Cell" style:data-style-name="N0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double-thin #3f3f3f" style:border-line-width="0.18mm 0.26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Excel_20_Built-in_20_Check_20_Cell" style:data-style-name="N0">
      <style:table-cell-properties fo:border-bottom="1.76pt double-thin #3f3f3f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3f3f3f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Excel_20_Built-in_20_Check_20_Cell" style:data-style-name="N0">
      <style:table-cell-properties fo:border-bottom="1.76pt double-thin #3f3f3f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3f3f3f" style:border-line-width-right="0.18mm 0.26mm 0.18mm" style:rotation-angle="0" style:rotation-align="none" style:shrink-to-fit="false" fo:border-top="1.76pt double-thin #3f3f3f" style:border-line-width-top="0.18mm 0.26mm 0.18mm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 Sprint - Cenári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86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90"/>
          <table:covered-table-cell table:style-name="ce9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Cenário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Cenário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2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2"/>
        </table:table-row>
        <table:table-row table:style-name="ro2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69"/>
          <table:covered-table-cell table:style-name="ce25"/>
          <table:table-cell table:number-columns-repeated="3"/>
          <table:table-cell table:style-name="ce88" table:number-columns-spanned="4" table:number-rows-spanned="1"/>
          <table:covered-table-cell table:number-columns-repeated="3" table:style-name="ce89"/>
          <table:table-cell table:style-name="ce69" table:number-columns-spanned="4" table:number-rows-spanned="1"/>
          <table:covered-table-cell table:number-columns-repeated="3" table:style-name="ce69"/>
        </table:table-row>
        <table:table-row table:style-name="ro2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</table:table-row>
        <table:table-row table:style-name="ro2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3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6-08" calcext:value-type="date">
            <text:p>8/6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6-08" calcext:value-type="date">
            <text:p>8/6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6-08" calcext:value-type="date">
            <text:p>8/6/2020</text:p>
          </table:table-cell>
          <table:table-cell table:style-name="ce76" office:value-type="string" calcext:value-type="string" table:number-columns-spanned="2" table:number-rows-spanned="1">
            <text:p>Atende parcialment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4" table:number-columns-spanned="8" table:number-rows-spanned="4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1"/>
        </table:table-row>
        <table:table-row table:style-name="ro2" table:number-rows-repeated="104854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2 Sprint - tela de acesso" table:style-name="ta2">
        <office:forms form:automatic-focus="false" form:apply-design-mode="false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Tela de Acesso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5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botão “início” deve recarregar a página inicial do jogo</text:p>
          </table:table-cell>
          <table:covered-table-cell table:number-columns-repeated="2" table:style-name="ce69"/>
          <table:covered-table-cell table:style-name="ce25"/>
          <table:table-cell table:number-columns-repeated="1015"/>
        </table:table-row>
        <table:table-row table:style-name="ro6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botão “sair” deve sair do jog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s botões são de fácil acess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Layout condiz com o tema 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7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Cores e elementos devem conversar harmonicamente ( letras, imagens e botões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úsica deve tocar enquanto permanece na tel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7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8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9">
          <table:table-cell/>
          <table:table-cell table:style-name="ce44" table:number-columns-spanned="8" table:number-rows-spanned="4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perda de vida" table:style-name="ta2">
        <office:forms form:automatic-focus="false" form:apply-design-mode="false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4">
          <table:table-cell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2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2"/>
          <table:table-cell table:number-columns-repeated="1004"/>
        </table:table-row>
        <table:table-row table:style-name="ro5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77" office:value-type="string" calcext:value-type="string" table:number-columns-spanned="4" table:number-rows-spanned="1">
            <text:p>Perder “1” vida ao colidir com "cachorro"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69" office:value-type="string" calcext:value-type="string" table:number-columns-spanned="4" table:number-rows-spanned="1">
            <text:p>O contador “vida” está somando </text:p>
          </table:table-cell>
          <table:covered-table-cell table:number-columns-repeated="3" table:style-name="ce89"/>
          <table:table-cell table:style-name="ce69" office:value-type="string" calcext:value-type="string" table:number-columns-spanned="4" table:number-rows-spanned="1">
            <text:p>Foi inserido uma sequencia de “if” para a vida, assim toda vez será subtraído “1” vida quando ele morrer pela primeira vez, “2”vida quando morrer pela segunda vez, “3” vida quando morrer pela terceira vez e assim sucessivamente.</text:p>
          </table:table-cell>
          <table:covered-table-cell table:number-columns-repeated="3" table:style-name="ce69"/>
          <table:table-cell table:number-columns-repeated="1004"/>
        </table:table-row>
        <table:table-row table:style-name="ro11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iniciar o nível deve começar com “3” de vida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  <table:table-cell table:number-columns-repeated="1004"/>
        </table:table-row>
        <table:table-row table:style-name="ro3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2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3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7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Contador de vidas deve mostrar a subtração de vidas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7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8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Não aten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Não aten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Não aten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9">
          <table:table-cell/>
          <table:table-cell table:style-name="ce44" office:value-type="string" calcext:value-type="string" table:number-columns-spanned="8" table:number-rows-spanned="7">
            <text:p> -  Quando perde vidas, o jogo reinicia contando mais “3” de vida.</text:p>
            <text:p/>
            <text:p> </text:p>
          </table:table-cell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3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<text:s/>Perda de Vida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3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2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3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015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1015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015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015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10">
          <table:table-cell/>
          <table:table-cell table:style-name="ce44" table:number-columns-spanned="8" table:number-rows-spanned="8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vida" table:style-name="ta2">
        <office:forms form:automatic-focus="false" form:apply-design-mode="false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Contador e Ganho de vida 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11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Ganhar “1” vida toda vez que colidir com o item "bala"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4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Quando iniciar o nível com “3” de vida e o jogador coletar “1” item, ele deve somar passando a ter “4” e assim sucessivamente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Quando reiniciar com “2” de vida e o jogador coletar “1” item, ele deve somar passando a ter “3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6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Quando reiniciar com “1” de vida e o jogador coletar “1” item, ele deve somar passando a ter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6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Quando reiniciar com “0” de vida e o jogador coletar “1” item, ele deve somar passando a ter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6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25" office:value-type="string" calcext:value-type="string" table:number-columns-spanned="4" table:number-rows-spanned="1">
            <text:p>Contador de vidas deve mostrar a som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61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8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61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8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61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7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8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76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9">
          <table:table-cell/>
          <table:table-cell table:style-name="ce44" table:number-columns-spanned="8" table:number-rows-spanned="7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3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cão" table:style-name="ta2">
        <office:forms form:automatic-focus="false" form:apply-design-mode="false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Cão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5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cão deve morrer quando o personagem pular sobre ele</text:p>
          </table:table-cell>
          <table:covered-table-cell table:number-columns-repeated="2" table:style-name="ce69"/>
          <table:covered-table-cell table:style-name="ce25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3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8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9">
          <table:table-cell/>
          <table:table-cell table:style-name="ce44" table:number-columns-spanned="8" table:number-rows-spanned="4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Sprint - Movimentação" table:style-name="ta2">
        <office:forms form:automatic-focus="false" form:apply-design-mode="false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4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2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2"/>
          <table:table-cell table:number-columns-repeated="1004"/>
        </table:table-row>
        <table:table-row table:style-name="ro11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Movimentar para frente utilizando ( 'D' ou '→')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office:value-type="string" calcext:value-type="string" table:number-columns-spanned="4" table:number-rows-spanned="1">
            <text:p>O personagem se movimenta de costas quando se aperta as teclas direcionais</text:p>
          </table:table-cell>
          <table:covered-table-cell table:number-columns-repeated="3" table:style-name="ce89"/>
          <table:table-cell table:style-name="ce69" office:value-type="string" calcext:value-type="string" table:number-columns-spanned="4" table:number-rows-spanned="1">
            <text:p>Foi modificado a velocidade, para que a mesma zere no momento em que o personagem se abaixar</text:p>
          </table:table-cell>
          <table:covered-table-cell table:number-columns-repeated="3" table:style-name="ce69"/>
          <table:table-cell table:number-columns-repeated="1004"/>
        </table:table-row>
        <table:table-row table:style-name="ro11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office:value-type="string" calcext:value-type="string" table:number-columns-spanned="4" table:number-rows-spanned="1">
            <text:p>A colisão <text:s/>do personagem era maior do que deveria</text:p>
          </table:table-cell>
          <table:covered-table-cell table:number-columns-repeated="3" table:style-name="ce89"/>
          <table:table-cell table:style-name="ce89" office:value-type="string" calcext:value-type="string" table:number-columns-spanned="4" table:number-rows-spanned="1">
            <text:p>Realizado modificação nas dimensões Collider do personagem <text:s/></text:p>
          </table:table-cell>
          <table:covered-table-cell table:number-columns-repeated="3" table:style-name="ce89"/>
          <table:table-cell table:number-columns-repeated="1004"/>
        </table:table-row>
        <table:table-row table:style-name="ro4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Pular utilizando ('W' ou 'SpaceBar' ou '↑' 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Pulo Duplo utilizando ('2xW' ou '2xSpaceBar' ou '2x↑' 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Coletar passando pelo objet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8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4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4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10" calcext:value-type="date">
            <text:p>10/2/2020</text:p>
          </table:table-cell>
          <table:table-cell table:style-name="ce76" office:value-type="string" calcext:value-type="string" table:number-columns-spanned="2" table:number-rows-spanned="1">
            <text:p>Parcialment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4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10" calcext:value-type="date">
            <text:p>10/2/2020</text:p>
          </table:table-cell>
          <table:table-cell table:style-name="ce76" office:value-type="string" calcext:value-type="string" table:number-columns-spanned="2" table:number-rows-spanned="1">
            <text:p>Parcialment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4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6-14" calcext:value-type="date">
            <text:p>14/6/2020</text:p>
          </table:table-cell>
          <table:table-cell table:style-name="ce76" office:value-type="string" calcext:value-type="string" table:number-columns-spanned="2" table:number-rows-spanned="1">
            <text:p>Parcialmente</text:p>
          </table:table-cell>
          <table:covered-table-cell table:style-name="ce76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4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6-14" calcext:value-type="date">
            <text:p>14/6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4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24" calcext:value-type="date">
            <text:p>24/2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4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24" calcext:value-type="date">
            <text:p>24/2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4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4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9">
          <table:table-cell/>
          <table:table-cell table:style-name="ce44" office:value-type="string" calcext:value-type="string" table:number-columns-spanned="8" table:number-rows-spanned="7">
            <text:p> - O personagem se movimenta para a direção oposta quando se aperta simultaneamente as teclas ('D' &amp; 'S' OU '↓', 'A'  &amp; 'S' OU '↓','← ' &amp; 'S' OU '↓', '→ '  &amp; 'S' OU '↓' )</text:p>
            <text:p/>
            <text:p> - O personagem trava quando colide com uma plataforma durante o pulo</text:p>
          </table:table-cell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3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style-name="ce13" table:number-columns-repeated="7"/>
          <table:table-cell table:number-columns-repeated="1008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4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4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1015"/>
        </table:table-row>
        <table:table-row table:style-name="ro4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Movimentar para frente utilizando( 'D' ou '→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7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77" table:number-columns-spanned="4" table:number-rows-spanned="1"/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4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015"/>
        </table:table-row>
        <table:table-row table:style-name="ro4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70"/>
          <table:table-cell table:number-columns-repeated="1015"/>
        </table:table-row>
        <table:table-row table:style-name="ro4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015"/>
        </table:table-row>
        <table:table-row table:style-name="ro4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28" calcext:value-type="date">
            <text:p>28/2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2-28" calcext:value-type="date">
            <text:p>28/2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Ricardo</text:p>
          </table:table-cell>
          <table:table-cell table:style-name="ce32" office:value-type="date" office:date-value="2020-06-28" calcext:value-type="date">
            <text:p>28/6/2020</text:p>
          </table:table-cell>
          <table:table-cell table:style-name="ce76" office:value-type="string" calcext:value-type="string" table:number-columns-spanned="2" table:number-rows-spanned="1">
            <text:p>Sucesso</text:p>
          </table:table-cell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10">
          <table:table-cell/>
          <table:table-cell table:style-name="ce44" table:number-columns-spanned="8" table:number-rows-spanned="8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015"/>
        </table:table-row>
        <table:table-row table:style-name="ro4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 Sprint - Mã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Mãe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NPC – Mãe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2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2"/>
        </table:table-row>
        <table:table-row table:style-name="ro12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deve se movimentar em direção ao Jonathan assim que ele coletar um item proibido</text:p>
          </table:table-cell>
          <table:covered-table-cell table:number-columns-repeated="2" table:style-name="ce69"/>
          <table:covered-table-cell table:style-name="ce25"/>
          <table:table-cell table:number-columns-repeated="3"/>
          <table:table-cell table:style-name="ce69" office:value-type="string" calcext:value-type="string" table:number-columns-spanned="4" table:number-rows-spanned="1">
            <text:p>Npc <text:s/>“flutuando” na tela </text:p>
          </table:table-cell>
          <table:covered-table-cell table:number-columns-repeated="3" table:style-name="ce89"/>
          <table:table-cell table:style-name="ce69" office:value-type="string" calcext:value-type="string" table:number-columns-spanned="4" table:number-rows-spanned="1">
            <text:p>bug em análise para desenvolvimento de uma solução</text:p>
          </table:table-cell>
          <table:covered-table-cell table:number-columns-repeated="3" table:style-name="ce69"/>
        </table:table-row>
        <table:table-row table:style-name="ro3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deve alcançar o Jonathan quando coletado dois itens proibidos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</table:table-row>
        <table:table-row table:style-name="ro17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não alcança o Jonathan se ele coletar dois itens proibidos mas tenha coletado um item “bala”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16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alcança o Jonathan se ele coletar três itens proibidos mas tenha coletado somente um item “bala”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7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parcialment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6" office:value-type="string" calcext:value-type="string" table:number-columns-spanned="2" table:number-rows-spanned="1">
            <text:p>Não implementado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6" office:value-type="string" calcext:value-type="string" table:number-columns-spanned="2" table:number-rows-spanned="1">
            <text:p>Não implementado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6" office:value-type="string" calcext:value-type="string" table:number-columns-spanned="2" table:number-rows-spanned="1">
            <text:p>Não implementado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4" office:value-type="string" calcext:value-type="string" table:number-columns-spanned="8" table:number-rows-spanned="4">
            <text:p>1- O Npc segue o personagem “flutuando” na tela </text:p>
          </table:table-cell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1"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3 Sprint - Dona Fifi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86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90"/>
          <table:covered-table-cell table:style-name="ce9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Dona Fifi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NPC – Dona Fifi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7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2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2"/>
        </table:table-row>
        <table:table-row table:style-name="ro3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deve atacar o Jonathan assim que se “esbarram”</text:p>
          </table:table-cell>
          <table:covered-table-cell table:number-columns-repeated="2" table:style-name="ce69"/>
          <table:covered-table-cell table:style-name="ce25"/>
          <table:table-cell table:number-columns-repeated="3"/>
          <table:table-cell table:style-name="ce88" office:value-type="string" calcext:value-type="string" table:number-columns-spanned="4" table:number-rows-spanned="1">
            <text:p>Npc continua atacando mesmo após o desvio </text:p>
          </table:table-cell>
          <table:covered-table-cell table:number-columns-repeated="3" table:style-name="ce89"/>
          <table:table-cell table:style-name="ce69" office:value-type="string" calcext:value-type="string" table:number-columns-spanned="4" table:number-rows-spanned="1">
            <text:p>bug em análise para desenvolvimento de uma solução</text:p>
          </table:table-cell>
          <table:covered-table-cell table:number-columns-repeated="3" table:style-name="ce69"/>
        </table:table-row>
        <table:table-row table:style-name="ro7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<text:s/>não deve <text:s/>atacar quando não houver o esbarrão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</table:table-row>
        <table:table-row table:style-name="ro7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<text:s/>deve <text:s/>cessar o ataque quando o Jonathan escapar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3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70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70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7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7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1"/>
          <table:table-cell table:style-name="ce61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6" office:value-type="string" calcext:value-type="string" table:number-columns-spanned="2" table:number-rows-spanned="1">
            <text:p>Atende parcialmente</text:p>
          </table:table-cell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8" table:number-columns-spanned="4" table:number-rows-spanned="1"/>
          <table:covered-table-cell table:number-columns-repeated="3" table:style-name="ce61"/>
          <table:table-cell table:style-name="ce61"/>
          <table:table-cell table:style-name="ce32"/>
          <table:table-cell table:style-name="ce76" table:number-columns-spanned="2" table:number-rows-spanned="1"/>
          <table:covered-table-cell table:style-name="ce76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61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4" office:value-type="string" calcext:value-type="string" table:number-columns-spanned="8" table:number-rows-spanned="4">
            <text:p>3 - O Npc continua os movimentos de ataque mesmo após o distanciamento do Jonathan</text:p>
          </table:table-cell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5"/>
          <table:covered-table-cell table:style-name="ce84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1"/>
        </table:table-row>
        <table:table-row table:style-name="ro2" table:number-rows-repeated="1048547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4:43:21.348192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Windows</meta:initial-creator>
    <meta:creation-date>2020-03-06T11:08:56</meta:creation-date>
    <dc:date>2020-06-08T16:45:12.029481385</dc:date>
    <meta:generator>LibreOffice/6.0.7.3$Linux_X86_64 LibreOffice_project/00m0$Build-3</meta:generator>
    <meta:editing-duration>PT56M49S</meta:editing-duration>
    <meta:editing-cycles>7</meta:editing-cycles>
    <meta:document-statistic meta:table-count="8" meta:cell-count="429" meta:object-count="0"/>
    <meta:user-defined meta:name="AppVersion">16.0300</meta:user-defined>
    <meta:user-defined meta:name="Company">SESI-SENAI-SP</meta:user-defined>
  </office:meta>
</office:document-meta>
</file>